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ad10a" officeooo:paragraph-rsid="001ad10a"/>
    </style:style>
    <style:style style:name="P2" style:family="paragraph" style:parent-style-name="Footer">
      <style:text-properties officeooo:rsid="001ad10a" officeooo:paragraph-rsid="001c5766"/>
    </style:style>
    <style:style style:name="P3" style:family="paragraph" style:parent-style-name="Footer">
      <style:text-properties officeooo:rsid="001ad10a" officeooo:paragraph-rsid="001e4eeb"/>
    </style:style>
    <style:style style:name="P4" style:family="paragraph" style:parent-style-name="Standard">
      <style:text-properties officeooo:rsid="0012bbd8" officeooo:paragraph-rsid="0012bbd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2bbd8" officeooo:paragraph-rsid="0012bbd8"/>
    </style:style>
    <style:style style:name="P6" style:family="paragraph" style:parent-style-name="Standard">
      <style:paragraph-properties fo:text-align="center" style:justify-single-word="false"/>
      <style:text-properties fo:font-size="20pt" officeooo:rsid="0012bbd8" officeooo:paragraph-rsid="0012bbd8" style:font-size-asian="20pt" style:font-size-complex="20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officeooo:rsid="00162cea" officeooo:paragraph-rsid="0018041e" style:font-size-asian="12.25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rsid="0018041e" officeooo:paragraph-rsid="0018041e" style:font-size-asian="12.25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officeooo:rsid="00197909" officeooo:paragraph-rsid="00197909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ad10a" officeooo:paragraph-rsid="001ad10a" style:font-size-asian="12.25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officeooo:rsid="001fa2d4" officeooo:paragraph-rsid="001fa2d4" style:font-size-asian="12.25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2bbd8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62cea" officeooo:paragraph-rsid="00162cea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2bbd8" style:font-size-asian="12.25pt" style:font-size-complex="14pt"/>
    </style:style>
    <style:style style:name="T3" style:family="text">
      <style:text-properties fo:font-size="14pt" officeooo:rsid="00132965" style:font-size-asian="12.25pt" style:font-size-complex="14pt"/>
    </style:style>
    <style:style style:name="T4" style:family="text">
      <style:text-properties style:text-position="super 58%" fo:font-size="14pt" style:font-size-asian="12.25pt" style:font-size-complex="14pt"/>
    </style:style>
    <style:style style:name="T5" style:family="text">
      <style:text-properties style:text-position="super 58%" fo:font-size="14pt" officeooo:rsid="0014a11d" style:font-size-asian="12.25pt" style:font-size-complex="14pt"/>
    </style:style>
    <style:style style:name="T6" style:family="text">
      <style:text-properties style:text-position="super 58%" officeooo:rsid="001e4eeb"/>
    </style:style>
    <style:style style:name="T7" style:family="text">
      <style:text-properties officeooo:rsid="0018041e"/>
    </style:style>
    <style:style style:name="T8" style:family="text">
      <style:text-properties officeooo:rsid="00197909"/>
    </style:style>
    <style:style style:name="T9" style:family="text">
      <style:text-properties officeooo:rsid="001c5766"/>
    </style:style>
    <style:style style:name="T10" style:family="text">
      <style:text-properties officeooo:rsid="001e4eeb"/>
    </style:style>
    <style:style style:name="T11" style:family="text">
      <style:text-properties officeooo:rsid="001fb971"/>
    </style:style>
    <style:style style:name="T12" style:family="text">
      <style:text-properties officeooo:rsid="002282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lectronics/Firmware</text:p>
      <text:list xml:id="list3369847914" text:style-name="L1">
        <text:list-item>
          <text:p text:style-name="P5"><text:span text:style-name="T1">Camera</text:span></text:p>
          <text:list>
            <text:list-item>
              <text:p text:style-name="P5"><text:span text:style-name="T1">Writing driver code for Camera [ camera.h, camera.c ]</text:span></text:p>
            </text:list-item>
            <text:list-item>
              <text:p text:style-name="P12"><text:span text:style-name="T2">Taking photos every 2 seconds (at least 5 photos, 480x480p)</text:span></text:p>
            </text:list-item>
            <text:list-item>
              <text:p text:style-name="P5"><text:span text:style-name="T1">Storing photos</text:span></text:p>
              <text:p text:style-name="P5"><text:span text:style-name="T1"/></text:p>
            </text:list-item>
          </text:list>
        </text:list-item>
        <text:list-item>
          <text:p text:style-name="P5"><text:span text:style-name="T1">GPS </text:span></text:p>
          <text:list>
            <text:list-item>
              <text:p text:style-name="P5"><text:span text:style-name="T1">Writing driver code for GPS module</text:span></text:p>
            </text:list-item>
            <text:list-item>
              <text:p text:style-name="P13"><text:span text:style-name="T1">getting longtitude and latitude information</text:span></text:p>
              <text:p text:style-name="P13"><text:span text:style-name="T1"/></text:p>
            </text:list-item>
          </text:list>
        </text:list-item>
        <text:list-item>
          <text:p text:style-name="P5"><text:span text:style-name="T1">Data transmission</text:span></text:p>
          <text:list>
            <text:list-item>
              <text:p text:style-name="P5"><text:span text:style-name="T1">Writing driver code for XBEE S1</text:span><text:span text:style-name="T4"> (probably)</text:span></text:p>
            </text:list-item>
            <text:list-item>
              <text:p text:style-name="P5"><text:span text:style-name="T1">Sending telemetric </text:span><text:span text:style-name="T3">data</text:span><text:span text:style-name="T5"> </text:span><text:span text:style-name="T3">each second</text:span></text:p>
              <text:list>
                <text:list-item>
                  <text:p text:style-name="P13"><text:span text:style-name="T3">s</text:span><text:span text:style-name="T1">ending photos every 2 seconds</text:span></text:p>
                  <text:p text:style-name="P13"><text:span text:style-name="T1"/></text:p>
                </text:list-item>
              </text:list>
            </text:list-item>
          </text:list>
        </text:list-item>
        <text:list-item>
          <text:p text:style-name="P7">Telemetric information</text:p>
          <text:list>
            <text:list-item>
              <text:p text:style-name="P7"><text:span text:style-name="T7">Battery voltage measurement IC ?</text:span></text:p>
            </text:list-item>
            <text:list-item>
              <text:p text:style-name="P8"><text:span text:style-name="T8">Driver for </text:span>BMP (180 or 280)</text:p>
            </text:list-item>
            <text:list-item>
              <text:p text:style-name="P9">Configuring Real Time Clock</text:p>
            </text:list-item>
            <text:list-item>
              <text:p text:style-name="P11">Measuring number of cycles of propeller (?)</text:p>
              <text:p text:style-name="P11"/>
            </text:list-item>
          </text:list>
        </text:list-item>
        <text:list-item>
          <text:p text:style-name="P11">Main Driver Code</text:p>
          <text:list>
            <text:list-item>
              <text:p text:style-name="P11"><text:span text:style-name="T12">Configuring FREE</text:span>RTOS</text:p>
            </text:list-item>
            <text:list-item>
              <text:p text:style-name="P11"/>
            </text:list-item>
          </text:list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ad10a" officeooo:paragraph-rsid="001ad10a"/>
    </style:style>
    <style:style style:name="MP2" style:family="paragraph" style:parent-style-name="Footer">
      <style:text-properties officeooo:rsid="001ad10a" officeooo:paragraph-rsid="001c5766"/>
    </style:style>
    <style:style style:name="MP3" style:family="paragraph" style:parent-style-name="Footer">
      <style:text-properties officeooo:rsid="001ad10a" officeooo:paragraph-rsid="001e4eeb"/>
    </style:style>
    <style:style style:name="MT1" style:family="text">
      <style:text-properties officeooo:rsid="001c5766"/>
    </style:style>
    <style:style style:name="MT2" style:family="text">
      <style:text-properties style:text-position="super 58%" officeooo:rsid="001e4e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lemetric data packet: </text:p>
        <text:p text:style-name="MP2"><text:span text:style-name="MT1">{ </text:span></text:p>
        <text:p text:style-name="MP2"><text:s text:c="4"/>[ID] [Uptime] </text:p>
        <text:p text:style-name="MP2"><text:s text:c="4"/>[N of packets] [Voltage] </text:p>
        <text:p text:style-name="MP2"><text:s text:c="4"/>[Altitude] [Velocity]</text:p>
        <text:p text:style-name="MP2"><text:s text:c="4"/>[Latitude] [Longtitude]</text:p>
        <text:p text:style-name="MP2"><text:span text:style-name="MT1"><text:s text:c="4"/>[</text:span>Photo Info] [Propeller]</text:p>
        <text:p text:style-name="MP2"><text:s text:c="4"/>[Real time for dispatch] </text:p>
        <text:p text:style-name="MP3"><text:s text:c="4"/>[N of photos taken] [N of photos sent] <text:span text:style-name="MT2">(optional)</text:span></text:p>
        <text:p text:style-name="MP2"><text:span text:style-name="MT1">}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00:07:55.595013596</meta:creation-date>
    <dc:date>2020-01-19T01:20:05.669955597</dc:date>
    <meta:editing-duration>PT51M39S</meta:editing-duration>
    <meta:editing-cycles>18</meta:editing-cycles>
    <meta:generator>LibreOffice/6.3.3.2.0$Linux_X86_64 LibreOffice_project/30$Build-2</meta:generator>
    <meta:document-statistic meta:table-count="0" meta:image-count="0" meta:object-count="0" meta:page-count="2" meta:paragraph-count="35" meta:word-count="137" meta:character-count="804" meta:non-whitespace-character-count="684"/>
  </office:meta>
</office:document-meta>
</file>